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officeooo:rsid="001ff536" officeooo:paragraph-rsid="001ff536"/>
    </style:style>
    <style:style style:name="P2" style:family="paragraph" style:parent-style-name="Standard">
      <style:text-properties officeooo:rsid="00217329" officeooo:paragraph-rsid="00217329"/>
    </style:style>
    <style:style style:name="P3" style:family="paragraph" style:parent-style-name="Standard">
      <style:text-properties officeooo:rsid="00217329" officeooo:paragraph-rsid="0031d28a"/>
    </style:style>
    <style:style style:name="P4" style:family="paragraph" style:parent-style-name="Standard">
      <style:text-properties officeooo:rsid="0022efa5" officeooo:paragraph-rsid="0022efa5"/>
    </style:style>
    <style:style style:name="P5" style:family="paragraph" style:parent-style-name="Standard">
      <style:text-properties officeooo:rsid="00253567" officeooo:paragraph-rsid="00253567"/>
    </style:style>
    <style:style style:name="P6" style:family="paragraph" style:parent-style-name="Standard">
      <style:text-properties officeooo:rsid="002f13e5" officeooo:paragraph-rsid="002f13e5"/>
    </style:style>
    <style:style style:name="P7" style:family="paragraph" style:parent-style-name="Standard">
      <style:text-properties officeooo:rsid="00316409" officeooo:paragraph-rsid="00316409"/>
    </style:style>
    <style:style style:name="P8" style:family="paragraph" style:parent-style-name="Standard">
      <style:text-properties officeooo:rsid="00316409" officeooo:paragraph-rsid="0031d28a"/>
    </style:style>
    <style:style style:name="P9" style:family="paragraph" style:parent-style-name="Standard">
      <style:text-properties officeooo:rsid="0031d28a" officeooo:paragraph-rsid="0031d28a"/>
    </style:style>
    <style:style style:name="P10" style:family="paragraph" style:parent-style-name="Standard">
      <style:text-properties officeooo:rsid="0036c0e6" officeooo:paragraph-rsid="0036c0e6"/>
    </style:style>
    <style:style style:name="P11" style:family="paragraph" style:parent-style-name="Standard">
      <style:text-properties officeooo:rsid="0045d3d5" officeooo:paragraph-rsid="0045d3d5"/>
    </style:style>
    <style:style style:name="P12" style:family="paragraph" style:parent-style-name="Standard">
      <style:text-properties officeooo:rsid="0045d3d5" officeooo:paragraph-rsid="0052189a"/>
    </style:style>
    <style:style style:name="P13" style:family="paragraph" style:parent-style-name="Standard">
      <style:text-properties officeooo:rsid="004a3180" officeooo:paragraph-rsid="004a3180"/>
    </style:style>
    <style:style style:name="P14" style:family="paragraph" style:parent-style-name="Standard">
      <style:text-properties officeooo:rsid="004eb695" officeooo:paragraph-rsid="004eb695"/>
    </style:style>
    <style:style style:name="P15" style:family="paragraph" style:parent-style-name="Standard">
      <style:text-properties officeooo:rsid="005d9f3e" officeooo:paragraph-rsid="005d9f3e"/>
    </style:style>
    <style:style style:name="P16" style:family="paragraph" style:parent-style-name="Standard">
      <style:text-properties officeooo:rsid="0060c700" officeooo:paragraph-rsid="0060c700"/>
    </style:style>
    <style:style style:name="P17" style:family="paragraph" style:parent-style-name="Standard">
      <style:text-properties officeooo:rsid="006134af" officeooo:paragraph-rsid="006134af"/>
    </style:style>
    <style:style style:name="P18" style:family="paragraph" style:parent-style-name="Standard">
      <style:text-properties fo:font-weight="bold" officeooo:rsid="00316409" officeooo:paragraph-rsid="0031d28a" style:font-weight-asian="bold" style:font-weight-complex="bold"/>
    </style:style>
    <style:style style:name="P19" style:family="paragraph" style:parent-style-name="Standard">
      <style:text-properties fo:font-weight="bold" officeooo:rsid="00316409" officeooo:paragraph-rsid="00316409" style:font-weight-asian="bold" style:font-weight-complex="bold"/>
    </style:style>
    <style:style style:name="P20" style:family="paragraph" style:parent-style-name="Standard">
      <style:text-properties fo:font-weight="bold" officeooo:rsid="001ff536" officeooo:paragraph-rsid="001ff536" style:font-weight-asian="bold" style:font-weight-complex="bold"/>
    </style:style>
    <style:style style:name="P21" style:family="paragraph" style:parent-style-name="Standard">
      <style:text-properties fo:font-weight="bold" officeooo:rsid="0031d28a" officeooo:paragraph-rsid="0031d28a" style:font-weight-asian="bold" style:font-weight-complex="bold"/>
    </style:style>
    <style:style style:name="P22" style:family="paragraph" style:parent-style-name="Standard">
      <style:text-properties fo:font-weight="bold" officeooo:rsid="0036c0e6" officeooo:paragraph-rsid="0036c0e6" style:font-weight-asian="bold" style:font-weight-complex="bold"/>
    </style:style>
    <style:style style:name="P23" style:family="paragraph" style:parent-style-name="Standard">
      <style:text-properties fo:font-weight="bold" officeooo:rsid="00217329" officeooo:paragraph-rsid="0031d28a" style:font-weight-asian="bold" style:font-weight-complex="bold"/>
    </style:style>
    <style:style style:name="P24" style:family="paragraph" style:parent-style-name="Standard">
      <style:text-properties fo:font-weight="bold" officeooo:rsid="00217329" officeooo:paragraph-rsid="00217329" style:font-weight-asian="bold" style:font-weight-complex="bold"/>
    </style:style>
    <style:style style:name="P25" style:family="paragraph" style:parent-style-name="Standard">
      <style:text-properties fo:font-weight="bold" officeooo:rsid="0022efa5" officeooo:paragraph-rsid="0022efa5" style:font-weight-asian="bold" style:font-weight-complex="bold"/>
    </style:style>
    <style:style style:name="P26" style:family="paragraph" style:parent-style-name="Standard">
      <style:text-properties fo:font-weight="bold" officeooo:rsid="00253567" officeooo:paragraph-rsid="00253567" style:font-weight-asian="bold" style:font-weight-complex="bold"/>
    </style:style>
    <style:style style:name="P27" style:family="paragraph" style:parent-style-name="Standard">
      <style:text-properties fo:font-weight="bold" officeooo:rsid="002f13e5" officeooo:paragraph-rsid="002f13e5" style:font-weight-asian="bold" style:font-weight-complex="bold"/>
    </style:style>
    <style:style style:name="P28" style:family="paragraph" style:parent-style-name="Standard">
      <style:text-properties fo:font-weight="bold" officeooo:rsid="0045d3d5" officeooo:paragraph-rsid="0045d3d5" style:font-weight-asian="bold" style:font-weight-complex="bold"/>
    </style:style>
    <style:style style:name="P29" style:family="paragraph" style:parent-style-name="Standard">
      <style:text-properties fo:font-weight="bold" officeooo:rsid="004a3180" officeooo:paragraph-rsid="004a3180" style:font-weight-asian="bold" style:font-weight-complex="bold"/>
    </style:style>
    <style:style style:name="P30" style:family="paragraph" style:parent-style-name="Standard">
      <style:text-properties fo:font-weight="bold" officeooo:rsid="004eb695" officeooo:paragraph-rsid="004eb695" style:font-weight-asian="bold" style:font-weight-complex="bold"/>
    </style:style>
    <style:style style:name="P31" style:family="paragraph" style:parent-style-name="Standard">
      <style:text-properties fo:font-weight="bold" officeooo:rsid="005d9f3e" officeooo:paragraph-rsid="005d9f3e" style:font-weight-asian="bold" style:font-weight-complex="bold"/>
    </style:style>
    <style:style style:name="P32" style:family="paragraph" style:parent-style-name="Standard">
      <style:text-properties fo:font-weight="bold" officeooo:rsid="0060c700" officeooo:paragraph-rsid="0060c700" style:font-weight-asian="bold" style:font-weight-complex="bold"/>
    </style:style>
    <style:style style:name="P33" style:family="paragraph" style:parent-style-name="Standard">
      <style:text-properties fo:font-weight="bold" officeooo:rsid="006134af" officeooo:paragraph-rsid="006134af" style:font-weight-asian="bold" style:font-weight-complex="bold"/>
    </style:style>
    <style:style style:name="P34" style:family="paragraph" style:parent-style-name="Standard">
      <style:text-properties fo:font-weight="bold" officeooo:rsid="0031d28a" officeooo:paragraph-rsid="0031d28a" style:font-weight-asian="bold" style:font-weight-complex="bold"/>
    </style:style>
    <style:style style:name="P35" style:family="paragraph" style:parent-style-name="Standard">
      <style:text-properties officeooo:rsid="0031d28a" officeooo:paragraph-rsid="0031d28a"/>
    </style:style>
    <style:style style:name="T1" style:family="text">
      <style:text-properties officeooo:rsid="0022c96b"/>
    </style:style>
    <style:style style:name="T2" style:family="text">
      <style:text-properties officeooo:rsid="00257b2a"/>
    </style:style>
    <style:style style:name="T3" style:family="text">
      <style:text-properties officeooo:rsid="00272339"/>
    </style:style>
    <style:style style:name="T4" style:family="text">
      <style:text-properties officeooo:rsid="002858a3"/>
    </style:style>
    <style:style style:name="T5" style:family="text">
      <style:text-properties officeooo:rsid="002bbdb6"/>
    </style:style>
    <style:style style:name="T6" style:family="text">
      <style:text-properties style:text-position="super 58%" officeooo:rsid="002bbdb6"/>
    </style:style>
    <style:style style:name="T7" style:family="text">
      <style:text-properties officeooo:rsid="003312bb"/>
    </style:style>
    <style:style style:name="T8" style:family="text">
      <style:text-properties officeooo:rsid="0033fe46"/>
    </style:style>
    <style:style style:name="T9" style:family="text">
      <style:text-properties officeooo:rsid="0034452f"/>
    </style:style>
    <style:style style:name="T10" style:family="text">
      <style:text-properties officeooo:rsid="003616b9"/>
    </style:style>
    <style:style style:name="T11" style:family="text">
      <style:text-properties officeooo:rsid="0036b39c"/>
    </style:style>
    <style:style style:name="T12" style:family="text">
      <style:text-properties officeooo:rsid="003c396f"/>
    </style:style>
    <style:style style:name="T13" style:family="text">
      <style:text-properties officeooo:rsid="003e82d4"/>
    </style:style>
    <style:style style:name="T14" style:family="text">
      <style:text-properties officeooo:rsid="0041b41d"/>
    </style:style>
    <style:style style:name="T15" style:family="text">
      <style:text-properties officeooo:rsid="0042d723"/>
    </style:style>
    <style:style style:name="T16" style:family="text">
      <style:text-properties officeooo:rsid="0049b092"/>
    </style:style>
    <style:style style:name="T17" style:family="text">
      <style:text-properties officeooo:rsid="004af8d5"/>
    </style:style>
    <style:style style:name="T18" style:family="text">
      <style:text-properties officeooo:rsid="004cd6c0"/>
    </style:style>
    <style:style style:name="T19" style:family="text">
      <style:text-properties officeooo:rsid="004fd57a"/>
    </style:style>
    <style:style style:name="T20" style:family="text">
      <style:text-properties officeooo:rsid="0052189a"/>
    </style:style>
    <style:style style:name="T21" style:family="text">
      <style:text-properties officeooo:rsid="0056b893"/>
    </style:style>
    <style:style style:name="T22" style:family="text">
      <style:text-properties officeooo:rsid="005a3c3d"/>
    </style:style>
    <style:style style:name="T23" style:family="text">
      <style:text-properties officeooo:rsid="005b2b9c"/>
    </style:style>
    <style:style style:name="T24" style:family="text">
      <style:text-properties officeooo:rsid="005fb629"/>
    </style:style>
    <style:style style:name="T25" style:family="text">
      <style:text-properties officeooo:rsid="0061b17b"/>
    </style:style>
    <style:style style:name="T26" style:family="text">
      <style:text-properties officeooo:rsid="00639da1"/>
    </style:style>
    <style:style style:name="T27" style:family="text">
      <style:text-properties officeooo:rsid="006558b8"/>
    </style:style>
    <style:style style:name="T28" style:family="text">
      <style:text-properties officeooo:rsid="006bd5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ccessible Gnu/Linux distros</text:p>
      <text:p text:style-name="P20"/>
      <text:p text:style-name="P1">One of the most common questions I'm asked by a prospective <text:s/>disabled linux user is, “there are so many different linux distributions. How am I possibly going to know which one I like and which one is going to be accessible?” This is a valid question, and one that unfortunately is not given a lot of media attention by the main linux advocates, such as the linux foundation. Fortunately, like many things in linux, there are ready made solutions that will meet most users needs, and they're all just a download away. In this article, I'm going to list <text:span text:style-name="T16">some </text:span><text:s/>of the <text:span text:style-name="T16">most popular </text:span>accessible linux distributions. They will be split up into three categories. Distributions made specifically for the blind and disabled, and ones that are not but have accessibility software built in and need only to be enabled. The third category is for linux distributions that are primarily intended for users who don't wish to use a graphical desktop, and thus are text based. <text:span text:style-name="T3">This article is primarily written with the idea of helping those new to linux, or those thinking about making the switch. Because of this, it does not go into as much technical detail as a more experienced linux user looking for a distribution might want. In particular, it does not cover such arcane things as what these linux distributions are based on, what kernel versions each distribution comes with, etc. All linux distributions listed in this article are completely open source, free of charge, <text:s/>and may be installed on as many computers as you want. I have deliberately left out those distributions that do not come with accessibility software. In such a distribution, a disabled user has to both know what software they need and <text:s/>the commands to install it, which are often different depending on the distribution. This is not very user friendly. Distributions such as linux mint do this, and so are not in this list. Open suse is absent only because I've never used it, not because it's not accessible. It also has major bugs in it's control panel, called yast, that make it inaccessible to us.</text:span></text:p>
      <text:p text:style-name="P1"/>
      <text:p text:style-name="P2"/>
      <text:p text:style-name="P21">Burning and booting your linux distribution</text:p>
      <text:p text:style-name="P18"/>
      <text:p text:style-name="P8"/>
      <text:p text:style-name="P9">Before we get started, I'm going to provide generic instructions on downloading, burning and booting your linux distribution. Mistakes in this area are among the most common problems a blind or disabled user can run into, and they can be frustrating if you can't see the screen to know what's going on. Fortunately downloading and burning the images are usually very easy. Booting is another story, which can be difficult or easy depending on your computer.</text:p>
      <text:p text:style-name="P8"/>
      <text:p text:style-name="P21">Getting your linux distribution</text:p>
      <text:p text:style-name="P21"/>
      <text:p text:style-name="P9">The first step is to download the linux distribution you want to try. At the end of each linux distribution's description, I'll provide a link to that distributions website where you can learn more or download a copy. Once the download is complete, you are ready to proceed to the next step.</text:p>
      <text:p text:style-name="P9"/>
      <text:p text:style-name="P21">Burning</text:p>
      <text:p text:style-name="P21"/>
      <text:p text:style-name="P9">The next step is to burn the linux distribution, which usually comes <text:span text:style-name="T7">in </text:span>a file ending in .iso. <text:span text:style-name="T8">An iso file is an exact (bite for bite) copy of a cd or dvd. Burn this </text:span>to a cd, dvd or usb drive. Instructions for this are outside the scope of this article, but here are some generic ones. Double click <text:span text:style-name="T9">or press enter </text:span>on the iso file. If your computer responds with a prompt telling you that it doesn't know what to do with the file, then you'll need to download and install software capable of burning iso files. Most linux distribution<text:span text:style-name="T10">s and apple's OSX</text:span> come with <text:s/><text:span text:style-name="T10">accessible </text:span>software installed by default for handling these files. <text:span text:style-name="T28">In the unlikely event that you are using a linux distribution that doesn't, it will offer to search for such software to handle this file type. In that case, choose yes, and on the resulting screen, pick a software </text:span><text:soft-page-break/><text:span text:style-name="T28">program you like if there is more than one, and press the install button. I</text:span>f you <text:span text:style-name="T11"><text:s/></text:span>are using microsoft windows, you will need to download software for this purpose. Windows version 7 and above can natively burn these files to cd's or dvd's, but you still need special software if you want to burn to a usb drive. </text:p>
      <text:p text:style-name="P10"/>
      <text:p text:style-name="P22">Booting the image</text:p>
      <text:p text:style-name="P22"/>
      <text:p text:style-name="P10">The last and most complicated step is booting the image so you can try it out and optionally install it. This is complicated by the fact that there is no specific standard set of instructions to accomplish this that work across all computers. If you are using a computer with microsoft windows 8 or above, this is supposed to be easier, but still requires you to be able to access your computer's boot menu. When you first boot your computer but before the operating system loads, there is a key you can press (usually one of the f keys) to access a list of devices you can boot from. If you are using a mac, hold down the options key while booting your computer to bring up this menu. If you can't find <text:s/>the right key to press, then you'll have to res<text:span text:style-name="T12">or</text:span>t to an online search. Searching for something like “access boot list for (computer model here)” should turn something up. Once you've booted the image, you're ready to explore your new l<text:span text:style-name="T12">i</text:span>nux distribution. Enjoy!</text:p>
      <text:p text:style-name="P10"/>
      <text:p text:style-name="P3"/>
      <text:p text:style-name="P23">Targeted linux distributions</text:p>
      <text:p text:style-name="P24"/>
      <text:p text:style-name="P2"/>
      <text:p text:style-name="P2">This section lists linux distributions made specifically to appeal to the needs of a wide range of visual and physical disabilities, from blindness, to dys<text:span text:style-name="T1">l</text:span>exia and trouble moving the mouse or using the keyboard. <text:span text:style-name="T1">All of these linux distributions come out of the box with speech and braille enabled and on by default. Some of them come with fonts specifically designed to help people who have difficulty reading the screen. All of them come with an on screen keyboard, <text:s/>a magnifier, as well as ways to turn on keyboard settings to enable additional settings for people who have difficulty pressing more than one key at once.</text:span></text:p>
      <text:p text:style-name="P2"/>
      <text:p text:style-name="P2"/>
      <text:p text:style-name="P24">Vinux</text:p>
      <text:p text:style-name="P24"/>
      <text:p text:style-name="P2"/>
      <text:p text:style-name="P2">This was the first linux distribution I ever tried, and it blew me away with it's accessibility and it's software selection. While ubuntu has, in my opinion, kind of lost some of the community it once had, this is still a wonderful distribution for anyone needing speech or magnification to use their computer. The vinux project is getting ready to release a new version soon with lots of fixes and updated accessibility packages. <text:span text:style-name="T4">This linux distribution has three desktop environments by default on the live image, allowing you to experiment with and pick the desktop that you're most comfortable with. </text:span>You can learn more and download it at, “<text:a xlink:type="simple" xlink:href="http://www.vinux-project.org/" text:style-name="Internet_20_link" text:visited-style-name="Visited_20_Internet_20_Link">http://www.vinuxproject.org</text:a>.”</text:p>
      <text:p text:style-name="P2"/>
      <text:p text:style-name="P4"/>
      <text:p text:style-name="P25">Sonar</text:p>
      <text:p text:style-name="P25"/>
      <text:p text:style-name="P4"/>
      <text:p text:style-name="P4"><text:span text:style-name="T13">This is my favorite disability specific linux distribution. </text:span>I am a co-developer of this linux distribution, which is focused on providing the latest accessibility software available, <text:span text:style-name="T2">while providing an easy to use desktop with a wide range of accessible software installed for cd ripping and burning, office </text:span><text:soft-page-break/><text:span text:style-name="T2">productivity, web browsing, email, instant messaging, media playback, file sharing, security, management of apple devices, and more. It <text:s/>also comes with nearly all the multimedia codecs one could want, and thus dvd's and blu ray disks play out of the box.</text:span> It is based off of the manjaro linux distribution, which for those who don't know is an easily installable linux distribution focused on providing an install and forget approach. You install once, and update as new software becomes available. We've just released our newest version with updated packages and important fixes. <text:span text:style-name="T5">This linux distribution comes <text:s/>in 3 different editions, 2 of which provide different desktops to try. The 3</text:span><text:span text:style-name="T6">rd</text:span><text:span text:style-name="T5"> edition is for those who prefer using the command line, and does not come with a desktop. </text:span>You can learn more or download this at, <text:a xlink:type="simple" xlink:href="http://sonargnulinux.com/" text:style-name="Internet_20_link" text:visited-style-name="Visited_20_Internet_20_Link">http://sonargnulinux.com</text:a>”</text:p>
      <text:p text:style-name="P4"/>
      <text:p text:style-name="P26">Knoppix adriane</text:p>
      <text:p text:style-name="P26"/>
      <text:p text:style-name="P5">This debian based linux distribution is a unique one. It's neither focused on the gui nor completely text based. It starts up with the sbl (screen reader for blind linux users) text based screen reader, with a menu of choices. Once you pick an option, the graphical desktop launches and that application opens with the orca screen reader reading it. To be completely honest, i've never used this linux distribution so I don't know much about it.</text:p>
      <text:p text:style-name="P5"/>
      <text:p text:style-name="P5"/>
      <text:p text:style-name="P27">Mainstream linux distributions</text:p>
      <text:p text:style-name="P27"/>
      <text:p text:style-name="P6"/>
      <text:p text:style-name="P6">This section lists linux distributions that are not specifically focused on disabled users, but nevertheless are completely accessible once the accessibility is enabled. All of these distributions provide an easy way to turn on accessibility via a keyboard shortcut. All of them provide a talking desktop and login screen, and their installers are accessible, allowing for completely independent installation, use and maintenance. <text:span text:style-name="T14">Unless I say otherwise in the descriptions below, to turn on accessibility settings, as well as the orca screen reader, press and hold down the alt and windows keys, and press s. This key is called “super” in linux.</text:span></text:p>
      <text:p text:style-name="P6"/>
      <text:p text:style-name="P18">Fedora</text:p>
      <text:p text:style-name="P19"/>
      <text:p text:style-name="P7">This is my favorite mainstream linux distribution. I use it on a lot of my computers here at home. The community is very helpful and friendly, and goes out of it's way to help new users. If there is an accessibility issue in fedora, it's either fixed directly or a bug is filed against the appropriate upstream package so it can get fixed. You can't ask for much better than that. <text:span text:style-name="T15">This linux distribution comes with a wide assortment of software, including cd burning, office productivity, web browsing, email, instant messaging, and much more. There are also lots more packages available in the software repositories. Please note that, due to legal and patent issues, fedora cannot include audio codecs for some file formats, most noteably mp3, as well as some video codecs for playing commercially available dvd's and blu ray disks. If you want to do these things in fedora it is possible and fairly easy to do, but you'll have to resort to a web search to figure out how. Something like “additional codecs in fedora” should take you right to it. I'm tredding a fine line here. If I gave specific instructions, there could be all kinds of legal trouble for fedora and possibly me as well, and I don't want that. To learn more, or download a copy, visit “</text:span><text:a xlink:type="simple" xlink:href="http://www.fedoraproject.org/" text:style-name="Internet_20_link" text:visited-style-name="Visited_20_Internet_20_Link"><text:span text:style-name="T15">http://www.fedoraproject.org</text:span></text:a><text:span text:style-name="T15">”. Please note: At the moment, the only accessible version is the “workstation” image. This will be fixed as soon as I can get ahold of the other editions' maintainers so that they can add accessibility tools.</text:span></text:p>
      <text:p text:style-name="P7"/>
      <text:p text:style-name="P28">Ubuntu</text:p>
      <text:p text:style-name="P28"><text:soft-page-break/></text:p>
      <text:p text:style-name="P12">This was the original accessible linux distribution. While the company behind it has done some things to anger it's community, or at least a part of it, it's still a very popular linux distribution <text:span text:style-name="T21">with a wide array of software installed for office productivity, web browsing, sending and receiving email, instant messaging, and more.</text:span> This linux distribution has it's own desktop environment, called unity. While it does have some accessibility issues it's still usable by a screen reader, and also comes with additional accessibility tools, such as a magnifier, on screen keyboard, and keyboard accessibility support. <text:span text:style-name="T20">You can learn more or download a copy at,</text:span> “<text:a xlink:type="simple" xlink:href="http://www.ubuntu.com/" text:style-name="Internet_20_link" text:visited-style-name="Visited_20_Internet_20_Link">http://www.ubuntu.com</text:a>” </text:p>
      <text:p text:style-name="P11"/>
      <text:p text:style-name="P29">Ubuntu mate</text:p>
      <text:p text:style-name="P29"/>
      <text:p text:style-name="P13">This linux distribution is ubuntu with the mate desktop environment. This distribution is ideal for those who like a classic desktop similar to the one used in windows xp or 7, or for computers that can't handle the more modern desktops, like gnome or unity. <text:span text:style-name="T17">It comes with a wide assortment of software for office productivity, web browsing, email, and more. </text:span>This linux distribution's community is also very newbie friendly and will go out of it's way to help new users. <text:span text:style-name="T18">They</text:span> will also do <text:span text:style-name="T18">their</text:span> best to fix any accessibility issues that come up. I personally know one of the developers and he's committed to keeping ubuntu mate accessible. You can learn more or download ubuntu mate at “<text:a xlink:type="simple" xlink:href="http://www.ubuntu-mate.org/" text:style-name="Internet_20_link" text:visited-style-name="Visited_20_Internet_20_Link">http://www.ubuntu-mate.org</text:a>”.</text:p>
      <text:p text:style-name="P13"/>
      <text:p text:style-name="P30">Trisquel</text:p>
      <text:p text:style-name="P30"/>
      <text:p text:style-name="P14">This linux distribution is unique. It has a very strict philosophy of only including software that meet very strict guidelines. In particular, they will not include any software, firmware or drivers who's license forbids modification <text:span text:style-name="T22">and </text:span><text:s/>redistribution. This distribution may not be right for everyone as this means it will not run on all hardware, but for those that share the same values or have hardware that it will work on it's a very nice linux distribution. To enable accessibility, all you need to do is to simply do nothing once you boot the image. It will boot on it's own after a timeout, and it will start with the orca screen reader enabled. It comes with a wide range of free software tools for web browsing, email, instant messaging, and more. This linux distribution is not for the faint of heart. It's community can be somewhat abrasive to newcomers, especially those coming from windows. You really ought to know what you're <text:span text:style-name="T23">getting into </text:span><text:s/>before you try this distribution. <text:span text:style-name="T19">You can learn more or download a copy at “</text:span><text:a xlink:type="simple" xlink:href="http://www.trisquel.info/" text:style-name="Internet_20_link" text:visited-style-name="Visited_20_Internet_20_Link"><text:span text:style-name="T19">http://www.trisquel.info</text:span></text:a><text:span text:style-name="T19">”. I strongly urge you to read the website thoroughy and make sure you want to use this distribution before downloading it, although of course you don't need to if you only want to try it.</text:span></text:p>
      <text:p text:style-name="P14"/>
      <text:p text:style-name="P14"/>
      <text:p text:style-name="P30">Text based linux distributions</text:p>
      <text:p text:style-name="P30"/>
      <text:p text:style-name="P14"/>
      <text:p text:style-name="P15">This section lists distributions <text:span text:style-name="T24">that</text:span> do not come with a graphical desktop by default, though of course you can install one. This category of distributions is best for those who have experience in setting up linux or for those who don't want to use a desktop at all. All of these distributions either talk out of the box or can easily be made to.</text:p>
      <text:p text:style-name="P15"/>
      <text:p text:style-name="P31">Talking Arch</text:p>
      <text:p text:style-name="P32"/>
      <text:p text:style-name="P16">This distribution is a version of the arch linux distribution that comes out of the box with speech and braille enabled. I advise all new users to read a few articles on the arch wiki before installing this <text:soft-page-break/>distribution, in particular the beginner's guide. This distribution is not hard to install but it does not come with a graphical installer, so you'll need to be somewhat skilled in linux management to successfully install it. To help new users, there is a tutorial available on the distribution's web site. To learn more or download a copy, visit “<text:a xlink:type="simple" xlink:href="http://talkingarch.tk/" text:style-name="Internet_20_link" text:visited-style-name="Visited_20_Internet_20_Link">http://talkingarch.tk</text:a>”.</text:p>
      <text:p text:style-name="P16"/>
      <text:p text:style-name="P33">Debian</text:p>
      <text:p text:style-name="P33"/>
      <text:p text:style-name="P17">This linux distribution is the basis for a lot of other distributions, including ubuntu. It <text:s/>is available in both graphical and command line editions. <text:s/><text:span text:style-name="T25">There are a ton of images available for this distribution, so getting the right one can be somewhat confusing. </text:span>If you wish an easily installable version, be sure to grab the live image. If you prefer to do things manually, grab the network install image. To enable accessibility and the orca screen reader on the graphical image, press and hold down the alt and windows keys, and press s once the distribution has booted. To enable accessibility if you downloaded the network install image, press s at the boot screen of the image, and press enter. After the image boots, you should hear speech. Follow the prompts from there. You can learn more or download a copy at, “<text:a xlink:type="simple" xlink:href="http://www.debian.org/" text:style-name="Internet_20_link" text:visited-style-name="Visited_20_Internet_20_Link">http://www.debian.org</text:a>”.</text:p>
      <text:p text:style-name="P17"/>
      <text:p text:style-name="P17"/>
      <text:p text:style-name="P33">Conclusion</text:p>
      <text:p text:style-name="P33"/>
      <text:p text:style-name="P17"/>
      <text:p text:style-name="P17">As with many things in linux, there are convenient ways, as well as more manual ways of doing almost any task. I've shown you several linux distribution options you can use if you need special assistive <text:span text:style-name="T26">software t</text:span>o get your work done. <text:span text:style-name="T27">Linux is an ever evolving operating system which depends heavily on it's community. If you try linux and decide you like it and want <text:s/>to stay, I encourage you to give back to the community that made it possible. This does not have to mean writing code. Help others, file bugs if you wish, spread the word about this alternative to more closed off systems. As disabled people we are dependant on software to do things others take for granted. As such it's important to have the right to know what our computers are doing, and to be able to fix things if they break. What accessible linux distribution do you use? If not one of the ones listed, leave a comment telling me which one, and why. I've tried to list the most popular but it's always possible I missed something.</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19:06:40.015483275</meta:creation-date>
    <dc:date>2015-08-05T05:20:03.135552228</dc:date>
    <meta:editing-duration>PT4H50M50S</meta:editing-duration>
    <meta:editing-cycles>83</meta:editing-cycles>
    <meta:generator>LibreOffice/4.4.5.2$Linux_X86_64 LibreOffice_project/40m0$Build-2</meta:generator>
    <meta:document-statistic meta:table-count="0" meta:image-count="0" meta:object-count="0" meta:page-count="5" meta:paragraph-count="36" meta:word-count="2676" meta:character-count="15687" meta:non-whitespace-character-count="13030"/>
  </office:meta>
</office:document-meta>
</file>